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objectwithoutfill">
      <style:graphic-properties svg:stroke-width="0.025cm" draw:marker-start-width="0.229cm" draw:marker-end="Arrow" draw:marker-end-width="0.178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measure" style:list-style-name="L1">
      <style:graphic-properties draw:marker-end-width="0.178cm" draw:textarea-vertical-align="middle"/>
    </style:style>
    <style:style style:name="gr7" style:family="graphic" style:parent-style-name="measure" style:list-style-name="L1">
      <style:graphic-properties draw:marker-start-width="0.178cm" draw:marker-end-width="0.178cm" draw:textarea-vertical-align="middle" draw:line-distance="1.667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italic" style:font-weight-asian="normal" style:font-family-complex="Arial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style:text-position="-33% 58%" fo:font-family="'Times New Roman'" style:font-family-generic="roman" style:font-pitch="variabl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169cm" svg:y1="7.408cm" svg:x2="3.697cm" svg:y2="7.408cm">
          <text:p/>
        </draw:line>
        <draw:custom-shape draw:style-name="gr2" draw:text-style-name="P1" draw:layer="layout" svg:width="1.239cm" svg:height="1.239cm" svg:x="1.542cm" svg:y="6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297cm" svg:y1="5.845cm" svg:x2="1.297cm" svg:y2="0.732cm">
          <text:p/>
        </draw:line>
        <draw:custom-shape draw:style-name="gr2" draw:text-style-name="P1" draw:layer="layout" svg:width="1.239cm" svg:height="1.239cm" svg:x="0.661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39cm" svg:height="1.239cm" svg:x="0.684cm" svg:y="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297cm" svg:y1="1.391cm" svg:x2="1.297cm" svg:y2="2.943cm">
          <text:p/>
        </draw:line>
        <draw:frame draw:style-name="gr5" draw:text-style-name="P2" draw:layer="layout" svg:width="0.807cm" svg:height="0.721cm" svg:x="0.888cm" svg:y="0.386cm">
          <draw:text-box>
            <text:p><text:span text:style-name="T1">A</text:span></text:p>
          </draw:text-box>
        </draw:frame>
        <draw:frame draw:style-name="gr5" draw:text-style-name="P2" draw:layer="layout" svg:width="0.807cm" svg:height="0.721cm" svg:x="0.889cm" svg:y="0.387cm">
          <draw:text-box>
            <text:p><text:span text:style-name="T1">A</text:span></text:p>
          </draw:text-box>
        </draw:frame>
        <draw:frame draw:style-name="gr5" draw:text-style-name="P2" draw:layer="layout" svg:width="0.807cm" svg:height="0.721cm" svg:x="0.922cm" svg:y="5.469cm">
          <draw:text-box>
            <text:p><text:span text:style-name="T1">A</text:span></text:p>
          </draw:text-box>
        </draw:frame>
        <draw:frame draw:style-name="gr5" draw:text-style-name="P2" draw:layer="layout" svg:width="0.781cm" svg:height="0.721cm" svg:x="1.802cm" svg:y="6.423cm">
          <draw:text-box>
            <text:p><text:span text:style-name="T1">B</text:span></text:p>
          </draw:text-box>
        </draw:frame>
        <draw:line draw:style-name="gr3" draw:text-style-name="P1" draw:layer="layout" svg:x1="2.152cm" svg:y1="6.163cm" svg:x2="2.152cm" svg:y2="0.235cm">
          <text:p/>
        </draw:line>
        <draw:measure draw:style-name="gr6" draw:text-style-name="P3" draw:layer="measurelines" svg:x1="1.306cm" svg:y1="4.002cm" svg:x2="2.152cm" svg:y2="4.002cm">
          <text:p text:style-name="P3"><text:span text:style-name="T2">b</text:span></text:p>
        </draw:measure>
        <draw:measure draw:style-name="gr7" draw:text-style-name="P4" draw:layer="measurelines" svg:x1="1.816cm" svg:y1="0.704cm" svg:x2="1.816cm" svg:y2="7.42cm">
          <text:p text:style-name="P4"><text:span text:style-name="T3">y</text:span><text:span text:style-name="T4">0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81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13:41:07</meta:creation-date>
    <dc:date>2014-01-22T13:51:20</dc:date>
    <meta:editing-duration>PT5M23S</meta:editing-duration>
    <meta:editing-cycles>3</meta:editing-cycles>
    <meta:generator>LibreOffice/3.6$Linux_X86_64 LibreOffice_project/360m1$Build-304</meta:generator>
    <meta:document-statistic meta:object-count="13"/>
  </office:meta>
</office:document-meta>
</file>